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Droid Sans Fallback1" svg:font-family="'Droid Sans Fallback'" style:font-family-generic="modern" style:font-pitch="fixed"/>
    <style:font-face style:name="Droid Sans Mono" svg:font-family="'Droid Sans Mono'" style:font-family-generic="modern" style:font-pitch="fixed"/>
    <style:font-face style:name="Lohit Hindi2" svg:font-family="'Lohit Hind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text-properties fo:font-weight="bold" style:font-weight-asian="bold" style:font-weight-complex="bold"/>
    </style:style>
    <style:style style:name="P2" style:family="paragraph" style:parent-style-name="Standard">
      <style:paragraph-properties fo:text-align="start" style:justify-single-word="false"/>
      <style:text-properties fo:font-weight="bold" style:font-weight-asian="bold" style:font-weight-complex="bold"/>
    </style:style>
    <style:style style:name="P3" style:family="paragraph" style:parent-style-name="Standard">
      <style:paragraph-properties fo:text-align="start" style:justify-single-word="false"/>
      <style:text-properties fo:font-weight="normal" style:font-weight-asian="normal" style:font-weight-complex="normal"/>
    </style:style>
    <style:style style:name="P4" style:family="paragraph" style:parent-style-name="Text_20_body">
      <style:text-properties fo:font-weight="bold" style:font-weight-asian="bold" style:font-weight-complex="bold"/>
    </style:style>
    <style:style style:name="P5" style:family="paragraph" style:parent-style-name="Text_20_body">
      <style:paragraph-properties fo:text-align="start" style:justify-single-word="false"/>
      <style:text-properties fo:font-weight="bold" style:font-weight-asian="bold" style:font-weight-complex="bold"/>
    </style:style>
    <style:style style:name="P6" style:family="paragraph" style:parent-style-name="Preformatted_20_Text">
      <style:paragraph-properties fo:text-align="start" style:justify-single-word="false"/>
      <style:text-properties fo:font-weight="normal" style:font-weight-asian="normal" style:font-weight-complex="normal"/>
    </style:style>
    <style:style style:name="P7" style:family="paragraph" style:parent-style-name="Preformatted_20_Text">
      <style:paragraph-properties fo:margin-top="0in" fo:margin-bottom="0.1965in" loext:contextual-spacing="false"/>
    </style:style>
    <style:style style:name="P8" style:family="paragraph" style:parent-style-name="Preformatted_20_Text">
      <style:paragraph-properties fo:margin-top="0in" fo:margin-bottom="0.1965in" loext:contextual-spacing="false"/>
      <style:text-properties fo:font-weight="normal" style:font-weight-asian="normal" style:font-weight-complex="normal"/>
    </style:style>
    <style:style style:name="P9" style:family="paragraph" style:parent-style-name="Standard">
      <style:paragraph-properties fo:text-align="start" style:justify-single-word="false"/>
      <style:text-properties fo:font-weight="bold" style:font-weight-asian="bold" style:font-weight-complex="bold"/>
    </style:style>
    <style:style style:name="P10" style:family="paragraph" style:parent-style-name="Standard">
      <style:paragraph-properties fo:text-align="start" style:justify-single-word="false"/>
      <style:text-properties fo:font-weight="bold" officeooo:rsid="0010b1cb" officeooo:paragraph-rsid="0010b1cb" style:font-weight-asian="bold" style:font-weight-complex="bold"/>
    </style:style>
    <style:style style:name="T1" style:family="text">
      <style:text-properties fo:font-weight="bold" style:font-weight-asian="bold"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Jay's Summary</text:p>
      <text:p text:style-name="P2"/>
      <text:p text:style-name="P10">Each product is provided in the Harmonized System Classification</text:p>
      <text:p text:style-name="P2"/>
      <text:p text:style-name="P2">Number of Products in each Category:</text:p>
      <text:p text:style-name="P6">A <text:s text:c="4"/>4326</text:p>
      <text:p text:style-name="Preformatted_20_Text">B <text:s text:c="5"/>381</text:p>
      <text:p text:style-name="Preformatted_20_Text">C <text:s text:c="5"/>692</text:p>
      <text:p text:style-name="Preformatted_20_Text">D <text:s text:c="5"/>121</text:p>
      <text:p text:style-name="Preformatted_20_Text">G <text:s text:c="5"/>903</text:p>
      <text:p text:style-name="Preformatted_20_Text">M <text:s text:c="5"/>313</text:p>
      <text:p text:style-name="Preformatted_20_Text">N <text:s text:c="6"/>22</text:p>
      <text:p text:style-name="Preformatted_20_Text">SP <text:s text:c="5"/>48</text:p>
      <text:p text:style-name="Preformatted_20_Text">V <text:s text:c="7"/>2</text:p>
      <text:p text:style-name="Preformatted_20_Text">W <text:s text:c="7"/>2</text:p>
      <text:p text:style-name="Preformatted_20_Text">X <text:s text:c="6"/>21</text:p>
      <text:p text:style-name="P7">Y <text:s text:c="7"/>2 </text:p>
      <text:p text:style-name="P8">Where SP indicates a special exemption.</text:p>
      <text:p text:style-name="P2">Categories:</text:p>
      <text:p text:style-name="P2">A – Good is now duty free (0% tariff rate).</text:p>
      <text:p text:style-name="P2">B – Good will be reduced to duty free in 5 equal annual stages, duty free by 2012.</text:p>
      <text:p text:style-name="P2">C – Good will be reduced to duty free in 10 equal annual stages, duty free by 2017.</text:p>
      <text:p text:style-name="P2">D – Good will be reduced to duty free in 15 equal annual stages, duty free by 2022.</text:p>
      <text:p text:style-name="P2">E – Good will be at the same tariff rate until 2013. 2014-2017 reduced by 8.25 of base rate. 2018-2021 reduced by 13.4 percent of base rate. Duty free by 2022.</text:p>
      <text:p text:style-name="P2">F – Good will remain at same tariff rate until 2017, and then phased out in 10 equal annual stages from 2017-2027. Duty free by 2027.</text:p>
      <text:p text:style-name="P2">G – Good remains duty free.</text:p>
      <text:p text:style-name="P2">H – Good continues to receive MFN treatment.</text:p>
      <text:p text:style-name="P2">M – 2007-2008 reduced by 2% of base rate. 2009-2013 reduced by 8% of base rate. 2014-2016 reduced by 16% percent of base rate. Duty free by 2017.</text:p>
      <text:p text:style-name="P2">N – Good will have tariff rate reduced in 12 equal annual stages, duty free by 2019.</text:p>
      <text:p text:style-name="P2">O – Good will remain at base rate until 2013. 2014-2017 reduced by 10% of base rate. <text:s/>2018-2021 reduced by 12% of base rate. Duty free by 2022.</text:p>
      <text:p text:style-name="P2">V – Good will remain at base rate until 2017. From 2017-2022 reduced by 8 percent of base rate, 2022-2026 reduced by 12 percent of base rate. Duty free by 2027.</text:p>
      <text:p text:style-name="P2">W - Good will have tariff rate reduced in 4 equal annual stages, duty free by 2011.</text:p>
      <text:p text:style-name="P4">X - Good will have tariff rate reduced in 4 equal annual stages (first year is exempt), duty free by 2012. </text:p>
      <text:p text:style-name="P5">Y – Good will have duties reduced by 15 percent of base rate for first five years (2007-2012), 5 percent for next four years after that (2012-2016), duty free by 2017.</text:p>
      <text:p text:style-name="P2"/>
      <text:p text:style-name="P1"/>
      <text:p text:style-name="P1">Annex 3.3 </text:p>
      <text:p text:style-name="P1"/>
      <text:p text:style-name="P1">Tariff Elimination</text:p>
      <text:p text:style-name="Standard"/>
      <text:p text:style-name="Standard">1. Except as otherwise provided in a Party’s Schedule to this Annex, the following staging </text:p>
      <text:p text:style-name="Standard"><text:soft-page-break/>categories apply to the elimination of customs duties by each Party pursuant to Article 3.3.2: </text:p>
      <text:p text:style-name="Standard"/>
      <text:p text:style-name="Standard"><text:tab/>(a) duties on goods provided for in the items in staging category A in a Party’s Schedule shall be <text:tab/>eliminated entirely and such goods shall be duty-free: </text:p>
      <text:p text:style-name="Standard"/>
      <text:p text:style-name="Standard"><text:tab/><text:tab/>(i) for textile or apparel goods: </text:p>
      <text:p text:style-name="Standard"><text:tab/><text:tab/><text:tab/>(A) as of January 1, 2004, with respect to those goods to which Article 3.20.1 <text:tab/><text:tab/><text:tab/><text:tab/>applies; or </text:p>
      <text:p text:style-name="Standard"/>
      <text:p text:style-name="Standard"><text:tab/><text:tab/><text:tab/>(B) with respect to any other such goods, on the date this Agreement enters into <text:tab/><text:tab/><text:tab/><text:tab/>force; and </text:p>
      <text:p text:style-name="Standard"/>
      <text:p text:style-name="Standard"><text:tab/><text:tab/>(ii) for all other goods, on the date this Agreement enters into force; </text:p>
      <text:p text:style-name="Standard"/>
      <text:p text:style-name="Standard">(b) duties on goods provided for in the items in staging category B in a Party’s Schedule shall be removed in five equal annual stages beginning on the date this Agreement enters into force, and such goods shall be duty-free, effective January 1 of year five; </text:p>
      <text:p text:style-name="Standard"/>
      <text:p text:style-name="Standard">(c) duties on goods provided for in the items in staging category C in a Party’s Schedule shall be removed in ten equal annual stages beginning on the date this Agreement enters into force, and such goods shall be duty-free, effective January 1 of year ten;</text:p>
      <text:p text:style-name="Standard"/>
      <text:p text:style-name="Standard">(d) duties on goods provided for in the items in staging category D in a Party’s Schedule shall be removed in 15 equal annual stages beginning on the date this Agreement enters into force, and such goods shall be duty-free, effective January 1 of year 15; </text:p>
      <text:p text:style-name="Standard"/>
      <text:p text:style-name="Standard">(e) duties on goods provided for in the items in staging category E in a Party’s Schedule shall remain at base rates for years one through six. Duties on these goods shall be reduced by 8.25 percent of the base rate on January 1 of year seven, and by an additional 8.25 percent of the base rate each year thereafter through year ten. Beginning on January 1 of year 11, duties shall be reduced by an additional 13.4 percent of the base rate annually through year 15, and such goods shall be duty-free effective January 1 of year 15; </text:p>
      <text:p text:style-name="Standard"/>
      <text:p text:style-name="Standard">(f) duties on goods provided for in the items in staging category F in a Party’s Schedule shall remain at base rates for years one through ten. Beginning January 1 of year 11, duties shall be reduced in ten equal annual stages, and such goods shall be duty-free effective January 1 of year 20; </text:p>
      <text:p text:style-name="Standard"/>
      <text:p text:style-name="Standard">(g) goods provided for in the items in staging category G in a Party’s Schedule shall continue to receive duty-free treatment; and </text:p>
      <text:p text:style-name="Standard"/>
      <text:p text:style-name="Standard">(h) goods provided for in the items in staging category H in a Party’s Schedule shall continue to receive most-favored-nation treatment. </text:p>
      <text:p text:style-name="Standard"/>
      <text:p text:style-name="Standard">2. The base rate of customs duty and staging category for determining the interim rate of customs duty at each stage of reduction for an item are indicated for the item in each Party’s Schedule. </text:p>
      <text:p text:style-name="Standard"/>
      <text:p text:style-name="Standard">3. For the purpose of the elimination of customs duties in accordance with Article 3.3, interim staged rates shall be rounded down, at least to the nearest tenth of a percentage point or, if the rate of duty is expressed in monetary units, at least to the nearest 0.001 of the official monetary unit of the Party. </text:p>
      <text:p text:style-name="Standard"><text:soft-page-break/></text:p>
      <text:p text:style-name="Standard">4. If this Agreement enters into force for a Central American Party or the Dominican Republic as provided in Article 22.5.2 (Entry into Force), the Party shall apply the rates of duty set out in its Schedule as if the Agreement had entered into force for that Party on the date the Agreement entered into force as provided in Article 22.5.1 (Entry into Force). </text:p>
      <text:p text:style-name="Standard"/>
      <text:p text:style-name="Standard">5. For purposes of this Annex and a Party’s Schedule, year one means the year the Agreement enters into force as provided in Article 22.5.1 (Entry into Force).</text:p>
      <text:p text:style-name="Standard"/>
      <text:p text:style-name="Standard">6. Notwithstanding paragraph 5, for purposes of the tariff treatment of textile or apparel goods to which Article 3.20.1 applies, year one shall be the year beginning January 1, 2004. Any Party that provides written notice under Article 3.20.2 shall apply the rates of duty set out in its Schedule for textile or apparel goods as if the Agreement had entered into force for that Party on January 1, 2004. </text:p>
      <text:p text:style-name="Standard"/>
      <text:p text:style-name="Standard">7. For purposes of this Annex and a Party’s Schedule, beginning in year two, each annual stage of tariff reduction shall take effect on January 1 of the relevant year. </text:p>
      <text:p text:style-name="Standard"/>
      <text:p text:style-name="P1">Annex 3.3-DR Notes </text:p>
      <text:p text:style-name="P1"/>
      <text:p text:style-name="P3">Quotas on Meat, Cheese, and a few other Agricultural Products were to be phased out in no longer than 20 years.</text:p>
      <text:p text:style-name="P1"/>
      <text:p text:style-name="P3">1. The provisions of this Schedule are generally expressed in terms of the Arancel de la República Dominicana de Importación, and the interpretation of the provisions of this Schedule, including the product coverage of subheadings of this Schedule, shall be governed by the General Notes, Section Notes, and Chapter Notes of the Arancel de la República Dominicana de Importación. To the extent that provisions of this Schedule are identical to the corresponding provisions of the Arancel de la República Dominicana de Importación, the provisions of this Schedule shall have the same meaning as the corresponding provisions of the Arancel de la República Dominicana de Importación. </text:p>
      <text:p text:style-name="P3"/>
      <text:p text:style-name="P3">2. The base rates of duty set out in this Schedule reflect the MFN tariff rates of the Arancel de la República Dominicana de Importación in effect on January 1, 2003. </text:p>
      <text:p text:style-name="P3"/>
      <text:p text:style-name="P3">3. In addition to the staging categories listed in Annex 3.3, paragraph 1, this Schedule contains staging categories <text:span text:style-name="T1">M, N, O, V, W, X, Y</text:span>. </text:p>
      <text:p text:style-name="P3"/>
      <text:p text:style-name="P3">(a) Duties on originating goods provided for in the items in staging category M shall be removed in ten stages. On the date this Agreement enters into force, duties shall be reduced by two percent of the base rate, and by an additional two percent of the base rate on January 1 of year two. On January 1 of year three duties shall be reduced by an additional eight percent of the base rate, and by an additional eight percent of the base rate each year thereafter through year six. On January 1 of year seven duties shall be reduced by an additional 16 percent of the base rate, and by an additional 16 percent of the base rate each year thereafter through year nine, and such goods shall be duty-free effective January 1 of year ten. </text:p>
      <text:p text:style-name="P3"/>
      <text:p text:style-name="P3">(b) Duties on originating goods provided for in the items in staging category N shall be removed in 12 equal annual stages beginning on the date this Agreement enters into force, and such goods shall be duty-free, effective January 1 of year 12. </text:p>
      <text:p text:style-name="P3"/>
      <text:p text:style-name="P3"><text:soft-page-break/>(c) Duties on originating goods provided for in the items in staging category O shall remain at base rates for years one through six. On January 1 of year seven, duties shall be reduced by ten percent of the base rate, and by an additional ten percent of the base rate each year thereafter through year ten. On January 1 of year 11, duties shall be reduced by an additional 12 percent of the base rate, and by an additional 12 percent of the base rate each year thereafter through year 14, and such goods shall be duty-free effective January 1 of year 15. </text:p>
      <text:p text:style-name="P3"/>
      <text:p text:style-name="P3">(d) Duties on originating goods provided for in the items in staging category V shall remain at base rates for years one through ten. On January 1 of year 11, duties shall be reduced by eight percent of the base rate, and by an additional eight percent of the base rate each year thereafter through year 15. On January 1 of year 16, duties shall be reduced by an additional 12 percent of the base rate, and by an additional 12 percent of the base rate each year thereafter through year 19, and such goods shall be duty-free effective January 1 of year 20. </text:p>
      <text:p text:style-name="P3"/>
      <text:p text:style-name="P3">(e) Duties on originating goods provided for in the items in staging category W shall be removed in four equal annual stages beginning on the date this Agreement enters into force, and such goods shall be duty-free effective January 1 of year four. </text:p>
      <text:p text:style-name="P3"/>
      <text:p text:style-name="P3">(f) Duties on originating goods provided for in the items in staging category X shall remain at base rates of duty for year one. Beginning January 1 of year two, duties shall be removed in four equal annual stages, and such goods shall be duty-free effective January 1 of year five. </text:p>
      <text:p text:style-name="P3"/>
      <text:p text:style-name="P3">(g) Duties on originating goods provided for in the items in staging category Y shall be removed in ten stages. Beginning on the date this Agreement enters into force, duties shall be reduced by 15 percent of the base rate, and by an additional 15 percent of the base rate each year thereafter through year five. On January 1 of year six, duties shall be reduced by an additional five percent of the base rate, and by an additional five percent of the base rate each year thereafter through year nine, and such goods shall be duty-free effective January 1 of year ten. </text:p>
      <text:p text:style-name="P3"/>
      <text:p text:style-name="P3">4. During the transition period, only a qualifying good is eligible for the in-quota tariff rate for each such good specified in Appendix I; originating goods that are not qualifying goods shall be subject to the over-quota tariff rate for the good specified in Appendix I. For purposes of this note, “qualifying good” means a good that satisfies the requirements of Chapter Four (Rules of Origin and Origin Procedures), except that operations performed in or material obtained from a Central American Party or the Dominican Republic shall be considered as if the operations were performed in a non-Party and the material was obtained from a non-Party. </text:p>
      <text:p text:style-name="P3"/>
      <text:p text:style-name="P3">5. Originating goods imported into the Dominican Republic shall not be subject to any duties applied pursuant to Article 5 of the WTO Agreement on Agricultur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Hindi1" svg:font-family="'Lohit Hindi'"/>
    <style:font-face style:name="Droid Sans Fallback1" svg:font-family="'Droid Sans Fallback'" style:font-family-generic="modern" style:font-pitch="fixed"/>
    <style:font-face style:name="Droid Sans Mono" svg:font-family="'Droid Sans Mono'" style:font-family-generic="modern" style:font-pitch="fixed"/>
    <style:font-face style:name="Lohit Hindi2" svg:font-family="'Lohit Hind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Droid Sans Mono" fo:font-family="'Droid Sans Mono'" style:font-family-generic="modern" style:font-pitch="fixed" fo:font-size="10pt" style:font-name-asian="Droid Sans Fallback1" style:font-family-asian="'Droid Sans Fallback'" style:font-family-generic-asian="modern" style:font-pitch-asian="fixed" style:font-size-asian="10pt" style:font-name-complex="Lohit Hindi2" style:font-family-complex="'Lohit Hindi'" style:font-family-generic-complex="modern" style:font-pitch-complex="fixed" style:font-size-complex="10pt"/>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03T11:37:21</meta:creation-date>
    <dc:date>2016-03-14T17:27:54.842153492</dc:date>
    <meta:editing-duration>PT31M58S</meta:editing-duration>
    <meta:editing-cycles>25</meta:editing-cycles>
    <meta:generator>LibreOffice/5.0.5.2$Linux_X86_64 LibreOffice_project/00m0$Build-2</meta:generator>
    <meta:document-statistic meta:table-count="0" meta:image-count="0" meta:object-count="0" meta:page-count="4" meta:paragraph-count="68" meta:word-count="1977" meta:character-count="11096" meta:non-whitespace-character-count="9052"/>
  </office:meta>
</office:document-meta>
</file>